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5" office:value-type="string" calcext:value-type="string">
            <text:p>Nombre de points théoriques total à 5ms</text:p>
          </table:table-cell>
          <table:table-cell table:style-name="ce6" table:formula="of:=5000/5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5" office:value-type="string" calcext:value-type="string">
            <text:p>Nombre de points réels total</text:p>
          </table:table-cell>
          <table:table-cell table:style-name="ce6" table:formula="of:=721-1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5" office:value-type="string" calcext:value-type="string">
            <text:p>Période d’échantillonnage réelle (ms)</text:p>
          </table:table-cell>
          <table:table-cell table:style-name="ce6" table:formula="of:=5000/[.J4]" office:value-type="float" office:value="6.94444444444444" calcext:value-type="float">
            <text:p>6,944444444444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5" office:value-type="string" calcext:value-type="string">
            <text:p>Temps de calcul (ms)</text:p>
          </table:table-cell>
          <table:table-cell table:style-name="ce6" table:formula="of:=[.J5]-5" office:value-type="float" office:value="1.94444444444444" calcext:value-type="float">
            <text:p>1,9444444444444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9" calcext:value-type="float">
            <text:p>23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8" calcext:value-type="float">
            <text:p>23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8" calcext:value-type="float">
            <text:p>22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28" calcext:value-type="float">
            <text:p>22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31" calcext:value-type="float">
            <text:p>23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31" calcext:value-type="float">
            <text:p>23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36" calcext:value-type="float">
            <text:p>236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58" calcext:value-type="float">
            <text:p>25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61" calcext:value-type="float">
            <text:p>26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61" calcext:value-type="float">
            <text:p>26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209" calcext:value-type="float">
            <text:p>20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263" calcext:value-type="float">
            <text:p>26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265" calcext:value-type="float">
            <text:p>2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265" calcext:value-type="float">
            <text:p>26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267" calcext:value-type="float">
            <text:p>267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267" calcext:value-type="float">
            <text:p>267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4:44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4:48:40.390000000</dc:date>
    <meta:editing-duration>PT6M18S</meta:editing-duration>
    <meta:editing-cycles>9</meta:editing-cycles>
    <meta:generator>LibreOffice/7.2.5.2$Windows_X86_64 LibreOffice_project/499f9727c189e6ef3471021d6132d4c694f357e5</meta:generator>
    <meta:document-statistic meta:table-count="1" meta:cell-count="2189" meta:object-count="0"/>
  </office:meta>
</office:document-meta>
</file>